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02F111EC9A82F2CDD3C.png" manifest:media-type="image/png"/>
  <manifest:file-entry manifest:full-path="Pictures/100000010000035E0000002F68C249BC0A882594.png" manifest:media-type="image/png"/>
  <manifest:file-entry manifest:full-path="Pictures/100000010000035E0000002F749DED27757D0DA7.png" manifest:media-type="image/png"/>
  <manifest:file-entry manifest:full-path="Pictures/100000010000022F0000003CB598CE2E385BFF0D.png" manifest:media-type="image/png"/>
  <manifest:file-entry manifest:full-path="Pictures/100000010000035E0000002F085BB3570F55027C.png" manifest:media-type="image/png"/>
  <manifest:file-entry manifest:full-path="Pictures/10000001000002DA00000070C52174509FB81383.png" manifest:media-type="image/png"/>
  <manifest:file-entry manifest:full-path="Pictures/1000000100000257000000517C1D428C7138C0C1.png" manifest:media-type="image/png"/>
  <manifest:file-entry manifest:full-path="Pictures/100000010000035E0000002FBC8D71BB581254BD.png" manifest:media-type="image/png"/>
  <manifest:file-entry manifest:full-path="Pictures/100000010000035E0000002F1F3BE9E75BE5E6C5.png" manifest:media-type="image/png"/>
  <manifest:file-entry manifest:full-path="Pictures/100000010000025700000147314F4DB0E54F0FF1.png" manifest:media-type="image/png"/>
  <manifest:file-entry manifest:full-path="Pictures/100000010000035E0000002F22A8F8F38189DAF5.png" manifest:media-type="image/png"/>
  <manifest:file-entry manifest:full-path="Pictures/1000000100000257000001474AF60FC5F8452143.png" manifest:media-type="image/png"/>
  <manifest:file-entry manifest:full-path="Pictures/100000010000026F000001201AEB3AAD1F5798BE.png" manifest:media-type="image/png"/>
  <manifest:file-entry manifest:full-path="Pictures/100000010000035E0000002F41A84614B16C0678.png" manifest:media-type="image/png"/>
  <manifest:file-entry manifest:full-path="Pictures/10000001000002A900000020380CC24AE501ADCB.png" manifest:media-type="image/png"/>
  <manifest:file-entry manifest:full-path="Pictures/100000010000035E0000002FE3BCA4FD3C746AD8.png" manifest:media-type="image/png"/>
  <manifest:file-entry manifest:full-path="Pictures/100000010000035E0000002FA774372896058E91.png" manifest:media-type="image/png"/>
  <manifest:file-entry manifest:full-path="Pictures/100000010000035E0000002FC0E950C89B31BC40.png" manifest:media-type="image/png"/>
  <manifest:file-entry manifest:full-path="Pictures/10000001000001FE0000001FE5D832B015D8241A.png" manifest:media-type="image/png"/>
  <manifest:file-entry manifest:full-path="Pictures/100000010000035E0000002F1857BFE79643B4B7.png" manifest:media-type="image/png"/>
  <manifest:file-entry manifest:full-path="Pictures/100000010000028F000002B6482F4349E13FC632.png" manifest:media-type="image/png"/>
  <manifest:file-entry manifest:full-path="Pictures/10000001000002DF0000003885C8F9628EB44CD9.png" manifest:media-type="image/png"/>
  <manifest:file-entry manifest:full-path="Pictures/10000001000001930000002B5553050BD4316401.png" manifest:media-type="image/png"/>
  <manifest:file-entry manifest:full-path="Pictures/10000001000002AC000000828D2F5CC1E39747AD.png" manifest:media-type="image/png"/>
  <manifest:file-entry manifest:full-path="Pictures/100000010000035E0000002F5AAB12103306E224.png" manifest:media-type="image/png"/>
  <manifest:file-entry manifest:full-path="Pictures/1000000100000193000000AC3577DEF3D122D5F7.png" manifest:media-type="image/png"/>
  <manifest:file-entry manifest:full-path="Pictures/100000010000026F00000120A9F7E57A747D1AC1.png" manifest:media-type="image/png"/>
  <manifest:file-entry manifest:full-path="Pictures/10000001000002DD0000002BB053B18CF4E5FF3C.png" manifest:media-type="image/png"/>
  <manifest:file-entry manifest:full-path="Pictures/100000010000022F0000003C14F9BC11D01868B6.png" manifest:media-type="image/png"/>
  <manifest:file-entry manifest:full-path="Pictures/10000001000003770000002F78045DCCB7329BFB.png" manifest:media-type="image/png"/>
  <manifest:file-entry manifest:full-path="Pictures/10000001000002560000017EBD129729CB8EBFB2.png" manifest:media-type="image/png"/>
  <manifest:file-entry manifest:full-path="Pictures/10000001000001930000002BBA3C51C4D8606539.png" manifest:media-type="image/png"/>
  <manifest:file-entry manifest:full-path="Pictures/10000001000001FE0000001F86C5A2FC1D69B0F7.png" manifest:media-type="image/png"/>
  <manifest:file-entry manifest:full-path="Pictures/10000001000002B2000000AC9068D42CE4BECD79.png" manifest:media-type="image/png"/>
  <manifest:file-entry manifest:full-path="Pictures/10000001000001FE0000001F74C37FB69311CAA5.png" manifest:media-type="image/png"/>
  <manifest:file-entry manifest:full-path="Pictures/10000001000001FE0000001F6BC60880A138D08F.png" manifest:media-type="image/png"/>
  <manifest:file-entry manifest:full-path="Pictures/10000001000002DF000000298080A4A852171106.png" manifest:media-type="image/png"/>
  <manifest:file-entry manifest:full-path="Pictures/100000010000023E000000216EFE6CCA631BDF87.png" manifest:media-type="image/png"/>
  <manifest:file-entry manifest:full-path="Pictures/100000010000035E0000002FA1681E8EFE0C8082.png" manifest:media-type="image/png"/>
  <manifest:file-entry manifest:full-path="Pictures/10000001000002A90000001B1610EF72D6E4105E.png" manifest:media-type="image/png"/>
  <manifest:file-entry manifest:full-path="Pictures/10000001000001FE0000001FD17A1B8899E39C95.png" manifest:media-type="image/png"/>
  <manifest:file-entry manifest:full-path="Pictures/100000010000019300000030FD9438E4EB4160C2.png" manifest:media-type="image/png"/>
  <manifest:file-entry manifest:full-path="Pictures/100000010000023E00000022B8B4589D4DA07223.png" manifest:media-type="image/png"/>
  <manifest:file-entry manifest:full-path="Pictures/10000001000003770000002FA6D168BD2E66870F.png" manifest:media-type="image/png"/>
  <manifest:file-entry manifest:full-path="Pictures/100000010000029C000000EE6809A29699B1384B.png" manifest:media-type="image/png"/>
  <manifest:file-entry manifest:full-path="Pictures/10000001000002DF00000050B9C5AB42EBC9BD15.png" manifest:media-type="image/png"/>
  <manifest:file-entry manifest:full-path="Pictures/100000010000023C0000002C44E917295A36EB4B.png" manifest:media-type="image/png"/>
  <manifest:file-entry manifest:full-path="Pictures/10000001000001FE0000001F026D7133E1F093A4.png" manifest:media-type="image/png"/>
  <manifest:file-entry manifest:full-path="Pictures/10000001000001FE0000001F4917847B026DD178.png" manifest:media-type="image/png"/>
  <manifest:file-entry manifest:full-path="Pictures/10000001000001FE0000001FCD7FE312D3EC71C5.png" manifest:media-type="image/png"/>
  <manifest:file-entry manifest:full-path="Pictures/100000010000035E0000002F576909C7F00F5001.png" manifest:media-type="image/png"/>
  <manifest:file-entry manifest:full-path="Pictures/10000001000002150000002676099E1970ACB664.png" manifest:media-type="image/png"/>
  <manifest:file-entry manifest:full-path="Pictures/10000001000002CB000000A30974161B02901EF6.png" manifest:media-type="image/png"/>
  <manifest:file-entry manifest:full-path="Pictures/100000010000023D0000013A6C6ED72869E71C29.png" manifest:media-type="image/png"/>
  <manifest:file-entry manifest:full-path="Pictures/10000001000001FE0000001FE37178AB99FE9BA6.png" manifest:media-type="image/png"/>
  <manifest:file-entry manifest:full-path="Pictures/100000010000023D00000075A88B11706ED36FCD.png" manifest:media-type="image/png"/>
  <manifest:file-entry manifest:full-path="Pictures/100000010000023E0000003662A5827A516F89C1.png" manifest:media-type="image/png"/>
  <manifest:file-entry manifest:full-path="Pictures/10000001000003770000002F086ABC06E87544A1.png" manifest:media-type="image/png"/>
  <manifest:file-entry manifest:full-path="Pictures/10000001000002DF0000002A0778C9019D3F57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53c" officeooo:paragraph-rsid="001a453c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453c" officeooo:paragraph-rsid="001a453c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c3508" officeooo:paragraph-rsid="001c3508"/>
    </style:style>
    <style:style style:name="P4" style:family="paragraph" style:parent-style-name="Standard">
      <style:text-properties officeooo:rsid="001c3508" officeooo:paragraph-rsid="001de478"/>
    </style:style>
    <style:style style:name="P5" style:family="paragraph" style:parent-style-name="Standard">
      <style:text-properties officeooo:rsid="001de478" officeooo:paragraph-rsid="001de478"/>
    </style:style>
    <style:style style:name="P6" style:family="paragraph" style:parent-style-name="Standard">
      <style:text-properties officeooo:rsid="001de478" officeooo:paragraph-rsid="0026d44b"/>
    </style:style>
    <style:style style:name="P7" style:family="paragraph" style:parent-style-name="Standard">
      <style:text-properties officeooo:rsid="001ec67f" officeooo:paragraph-rsid="001ec67f"/>
    </style:style>
    <style:style style:name="P8" style:family="paragraph" style:parent-style-name="Standard">
      <style:text-properties officeooo:rsid="001ec67f" officeooo:paragraph-rsid="00286337"/>
    </style:style>
    <style:style style:name="P9" style:family="paragraph" style:parent-style-name="Standard">
      <style:text-properties officeooo:rsid="00261d67" officeooo:paragraph-rsid="00261d67"/>
    </style:style>
    <style:style style:name="P10" style:family="paragraph" style:parent-style-name="Standard">
      <style:text-properties officeooo:rsid="0026d44b" officeooo:paragraph-rsid="0026d44b"/>
    </style:style>
    <style:style style:name="P11" style:family="paragraph" style:parent-style-name="Standard">
      <style:text-properties officeooo:rsid="0027c29d" officeooo:paragraph-rsid="0027c29d"/>
    </style:style>
    <style:style style:name="P12" style:family="paragraph" style:parent-style-name="Standard">
      <style:text-properties officeooo:rsid="00286337" officeooo:paragraph-rsid="001ec67f"/>
    </style:style>
    <style:style style:name="P13" style:family="paragraph" style:parent-style-name="Standard">
      <style:text-properties officeooo:rsid="00286337" officeooo:paragraph-rsid="00286337"/>
    </style:style>
    <style:style style:name="P14" style:family="paragraph" style:parent-style-name="Standard">
      <style:text-properties officeooo:rsid="001c3508" officeooo:paragraph-rsid="001c3508"/>
    </style:style>
    <style:style style:name="P15" style:family="paragraph" style:parent-style-name="Standard">
      <style:text-properties officeooo:rsid="002450d0" officeooo:paragraph-rsid="002450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Standard"/>
      <text:p text:style-name="Standard"/>
      <text:p text:style-name="P1">1.</text:p>
      <text:p text:style-name="P1"><draw:frame draw:style-name="fr4" draw:name="Image2" text:anchor-type="char" svg:width="15.187cm" svg:height="1.429cm" draw:z-index="1"><draw:image xlink:href="Pictures/100000010000023E0000003662A5827A516F89C1.png" xlink:type="simple" xlink:show="embed" xlink:actuate="onLoad" draw:mime-type="image/png"/></draw:frame></text:p>
      <text:p text:style-name="Standard"/>
      <text:p text:style-name="Standard"/>
      <text:p text:style-name="P1"><draw:frame draw:style-name="fr5" draw:name="Image1" text:anchor-type="char" svg:width="17cm" svg:height="18.011cm" draw:z-index="0"><draw:image xlink:href="Pictures/100000010000028F000002B6482F4349E13FC63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3" text:anchor-type="char" svg:x="0.09cm" svg:y="0.376cm" svg:width="15.187cm" svg:height="0.9cm" draw:z-index="2"><draw:image xlink:href="Pictures/100000010000023E00000022B8B4589D4DA07223.png" xlink:type="simple" xlink:show="embed" xlink:actuate="onLoad" draw:mime-type="image/png"/></draw:frame><text:soft-page-break/></text:p>
      <text:p text:style-name="P1"><draw:frame draw:style-name="fr2" draw:name="Image4" text:anchor-type="char" svg:x="-0.168cm" svg:y="0.45cm" svg:width="17cm" svg:height="1.974cm" draw:z-index="3"><draw:image xlink:href="Pictures/100000010000019300000030FD9438E4EB4160C2.png" xlink:type="simple" xlink:show="embed" xlink:actuate="onLoad" draw:mime-type="image/png"/></draw:frame></text:p>
      <text:p text:style-name="P1"/>
      <text:p text:style-name="P1"/>
      <text:p text:style-name="P1"><draw:frame draw:style-name="fr4" draw:name="Image5" text:anchor-type="char" svg:width="15.187cm" svg:height="0.873cm" draw:z-index="4"><draw:image xlink:href="Pictures/100000010000023E000000216EFE6CCA631BDF87.png" xlink:type="simple" xlink:show="embed" xlink:actuate="onLoad" draw:mime-type="image/png"/></draw:frame></text:p>
      <text:p text:style-name="P1"/>
      <text:p text:style-name="P1"/>
      <text:p text:style-name="P1"><draw:frame draw:style-name="fr4" draw:name="Image6" text:anchor-type="char" svg:width="15.134cm" svg:height="1.085cm" draw:z-index="5"><draw:image xlink:href="Pictures/10000001000001930000002BBA3C51C4D8606539.png" xlink:type="simple" xlink:show="embed" xlink:actuate="onLoad" draw:mime-type="image/png"/></draw:frame></text:p>
      <text:p text:style-name="P1"/>
      <text:p text:style-name="P1"/>
      <text:p text:style-name="P1"><draw:frame draw:style-name="fr4" draw:name="Image8" text:anchor-type="char" svg:width="13.494cm" svg:height="0.82cm" draw:z-index="7"><draw:image xlink:href="Pictures/10000001000001FE0000001FD17A1B8899E39C95.png" xlink:type="simple" xlink:show="embed" xlink:actuate="onLoad" draw:mime-type="image/png"/></draw:frame></text:p>
      <text:p text:style-name="P1"/>
      <text:p text:style-name="P1"><draw:frame draw:style-name="fr4" draw:name="Image7" text:anchor-type="char" svg:width="15.134cm" svg:height="1.085cm" draw:z-index="6"><draw:image xlink:href="Pictures/10000001000001930000002B5553050BD4316401.png" xlink:type="simple" xlink:show="embed" xlink:actuate="onLoad" draw:mime-type="image/png"/></draw:frame></text:p>
      <text:p text:style-name="P1"/>
      <text:p text:style-name="P1"/>
      <text:p text:style-name="P3"><draw:frame draw:style-name="fr2" draw:name="Image9" text:anchor-type="char" svg:x="0.937cm" svg:y="0cm" svg:width="13.494cm" svg:height="0.82cm" draw:z-index="8"><draw:image xlink:href="Pictures/10000001000001FE0000001F74C37FB69311CAA5.png" xlink:type="simple" xlink:show="embed" xlink:actuate="onLoad" draw:mime-type="image/png"/></draw:frame><draw:frame draw:style-name="fr2" draw:name="Image35" text:anchor-type="char" svg:x="1.852cm" svg:y="1.192cm" svg:width="10.795cm" svg:height="1.64cm" draw:z-index="33"><draw:image xlink:href="Pictures/10000001000001930000002B5553050BD43164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0" text:anchor-type="char" svg:x="1.055cm" svg:y="0cm" svg:width="13.494cm" svg:height="0.82cm" draw:z-index="9"><draw:image xlink:href="Pictures/10000001000001FE0000001FE5D832B015D8241A.png" xlink:type="simple" xlink:show="embed" xlink:actuate="onLoad" draw:mime-type="image/png"/></draw:frame></text:p>
      <text:p text:style-name="P3"/>
      <text:p text:style-name="P3"><draw:frame draw:style-name="fr2" draw:name="Image36" text:anchor-type="char" svg:x="3.482cm" svg:y="0.183cm" svg:width="10.372cm" svg:height="4.63cm" draw:z-index="34"><draw:image xlink:href="Pictures/1000000100000193000000AC3577DEF3D122D5F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4" draw:name="Image11" text:anchor-type="char" svg:width="13.494cm" svg:height="0.82cm" draw:z-index="10"><draw:image xlink:href="Pictures/10000001000001FE0000001F026D7133E1F093A4.png" xlink:type="simple" xlink:show="embed" xlink:actuate="onLoad" draw:mime-type="image/png"/></draw:frame></text:p>
      <text:p text:style-name="P3"/>
      <text:p text:style-name="P3"><draw:frame draw:style-name="fr4" draw:name="Image37" text:anchor-type="char" svg:width="16.14cm" svg:height="4.339cm" draw:z-index="35"><draw:image xlink:href="Pictures/10000001000002B2000000AC9068D42CE4BECD79.png" xlink:type="simple" xlink:show="embed" xlink:actuate="onLoad" draw:mime-type="image/png"/></draw:frame></text:p>
      <text:p text:style-name="P3"/>
      <text:p text:style-name="P3"/>
      <text:p text:style-name="P3"><draw:frame draw:style-name="fr2" draw:name="Image12" text:anchor-type="char" svg:x="0.887cm" svg:y="0.43cm" svg:width="13.494cm" svg:height="0.82cm" draw:z-index="11"><draw:image xlink:href="Pictures/10000001000001FE0000001F86C5A2FC1D69B0F7.png" xlink:type="simple" xlink:show="embed" xlink:actuate="onLoad" draw:mime-type="image/png"/></draw:frame></text:p>
      <text:p text:style-name="P3"/>
      <text:p text:style-name="P3"/>
      <text:p text:style-name="P3"><draw:frame draw:style-name="fr2" draw:name="Image39" text:anchor-type="char" svg:x="0.963cm" svg:y="1.102cm" svg:width="14.737cm" svg:height="1.565cm" draw:z-index="37"><draw:image xlink:href="Pictures/100000010000023C0000002C44E917295A36EB4B.png" xlink:type="simple" xlink:show="embed" xlink:actuate="onLoad" draw:mime-type="image/png"/></draw:frame></text:p>
      <text:p text:style-name="P3"/>
      <text:p text:style-name="P3"/>
      <text:p text:style-name="P3"><draw:frame draw:style-name="fr2" draw:name="Image13" text:anchor-type="char" svg:x="0.552cm" svg:y="0.355cm" svg:width="13.494cm" svg:height="0.82cm" draw:z-index="12"><draw:image xlink:href="Pictures/10000001000001FE0000001F4917847B026DD178.png" xlink:type="simple" xlink:show="embed" xlink:actuate="onLoad" draw:mime-type="image/png"/></draw:frame></text:p>
      <text:p text:style-name="P3"/>
      <text:p text:style-name="P3"><draw:frame draw:style-name="fr2" draw:name="Image38" text:anchor-type="char" svg:x="0.653cm" svg:y="1.907cm" svg:width="14.737cm" svg:height="1.637cm" draw:z-index="36"><draw:image xlink:href="Pictures/10000001000002150000002676099E1970ACB66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4" draw:name="Image14" text:anchor-type="char" svg:width="13.494cm" svg:height="0.82cm" draw:z-index="13"><draw:image xlink:href="Pictures/10000001000001FE0000001F6BC60880A138D08F.png" xlink:type="simple" xlink:show="embed" xlink:actuate="onLoad" draw:mime-type="image/png"/></draw:frame></text:p>
      <text:p text:style-name="P3"/>
      <text:p text:style-name="P3"><draw:frame draw:style-name="fr4" draw:name="Image41" text:anchor-type="char" svg:width="14.737cm" svg:height="1.3cm" draw:z-index="39"><draw:image xlink:href="Pictures/10000001000002DD0000002BB053B18CF4E5FF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4" draw:name="Image15" text:anchor-type="char" svg:width="13.494cm" svg:height="0.82cm" draw:z-index="14"><draw:image xlink:href="Pictures/10000001000001FE0000001FCD7FE312D3EC71C5.png" xlink:type="simple" xlink:show="embed" xlink:actuate="onLoad" draw:mime-type="image/png"/></draw:frame></text:p>
      <text:p text:style-name="P3"><draw:frame draw:style-name="fr4" draw:name="Image44" text:anchor-type="char" svg:width="15.161cm" svg:height="8.308cm" draw:z-index="41"><draw:image xlink:href="Pictures/100000010000023D0000013A6C6ED72869E71C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4" draw:name="Image16" text:anchor-type="char" svg:width="13.494cm" svg:height="0.82cm" draw:z-index="15"><draw:image xlink:href="Pictures/10000001000001FE0000001FE37178AB99FE9BA6.png" xlink:type="simple" xlink:show="embed" xlink:actuate="onLoad" draw:mime-type="image/png"/></draw:frame></text:p>
      <text:p text:style-name="P3"/>
      <text:p text:style-name="P3"><draw:frame draw:style-name="fr4" draw:name="Image43" text:anchor-type="char" svg:width="15.161cm" svg:height="3.096cm" draw:z-index="40"><draw:image xlink:href="Pictures/100000010000023D00000075A88B11706ED36F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5"><draw:frame draw:style-name="fr1" draw:name="Image17" text:anchor-type="char" svg:width="17cm" svg:height="0.9cm" draw:z-index="16"><draw:image xlink:href="Pictures/10000001000003770000002FA6D168BD2E66870F.png" xlink:type="simple" xlink:show="embed" xlink:actuate="onLoad" draw:mime-type="image/png"/></draw:frame></text:p>
      <text:p text:style-name="P9"><draw:frame draw:style-name="fr1" draw:name="Image18" text:anchor-type="char" svg:width="17cm" svg:height="0.9cm" draw:z-index="17"><draw:image xlink:href="Pictures/10000001000003770000002F086ABC06E87544A1.png" xlink:type="simple" xlink:show="embed" xlink:actuate="onLoad" draw:mime-type="image/png"/></draw:frame></text:p>
      <text:p text:style-name="P9"><draw:frame draw:style-name="fr2" draw:name="Image46" text:anchor-type="char" svg:x="1.161cm" svg:y="0.332cm" svg:width="13.811cm" svg:height="1.058cm" draw:z-index="42"><draw:image xlink:href="Pictures/10000001000002DF00000050B9C5AB42EBC9BD1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5"/>
      <text:p text:style-name="P4"/>
      <text:p text:style-name="P4"><draw:frame draw:style-name="fr1" draw:name="Image19" text:anchor-type="char" svg:width="17cm" svg:height="0.9cm" draw:z-index="18"><draw:image xlink:href="Pictures/10000001000003770000002F78045DCCB7329BFB.png" xlink:type="simple" xlink:show="embed" xlink:actuate="onLoad" draw:mime-type="image/png"/></draw:frame></text:p>
      <text:p text:style-name="P3"/>
      <text:p text:style-name="P3"><draw:frame draw:style-name="fr4" draw:name="Image40" text:anchor-type="char" svg:width="14.737cm" svg:height="1.175cm" draw:z-index="38"><draw:image xlink:href="Pictures/10000001000002DF0000002A0778C9019D3F57B6.png" xlink:type="simple" xlink:show="embed" xlink:actuate="onLoad" draw:mime-type="image/png"/></draw:frame></text:p>
      <text:p text:style-name="P3"/>
      <text:p text:style-name="P3"/>
      <text:p text:style-name="P3"><draw:frame draw:style-name="fr1" draw:name="Image20" text:anchor-type="char" svg:width="17cm" svg:height="0.926cm" draw:z-index="19"><draw:image xlink:href="Pictures/100000010000035E0000002FA1681E8EFE0C8082.png" xlink:type="simple" xlink:show="embed" xlink:actuate="onLoad" draw:mime-type="image/png"/></draw:frame></text:p>
      <text:p text:style-name="P5"><draw:frame draw:style-name="fr4" draw:name="Image47" text:anchor-type="char" svg:width="12.488cm" svg:height="1.164cm" draw:z-index="43"><draw:image xlink:href="Pictures/10000001000002DF0000003885C8F9628EB44CD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9"><draw:frame draw:style-name="fr1" draw:name="Image21" text:anchor-type="char" svg:width="17cm" svg:height="0.926cm" draw:z-index="20"><draw:image xlink:href="Pictures/100000010000035E0000002FC0E950C89B31BC40.png" xlink:type="simple" xlink:show="embed" xlink:actuate="onLoad" draw:mime-type="image/png"/></draw:frame></text:p>
      <text:p text:style-name="P9"><draw:frame draw:style-name="fr3" draw:name="Image49" text:anchor-type="char" svg:width="12.488cm" svg:height="1.395cm" draw:z-index="45"><draw:image xlink:href="Pictures/10000001000002DF000000298080A4A852171106.png" xlink:type="simple" xlink:show="embed" xlink:actuate="onLoad" draw:mime-type="image/png"/></draw:frame></text:p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Image22" text:anchor-type="char" svg:width="17cm" svg:height="0.926cm" draw:z-index="21"><draw:image xlink:href="Pictures/100000010000035E0000002FA774372896058E91.png" xlink:type="simple" xlink:show="embed" xlink:actuate="onLoad" draw:mime-type="image/png"/></draw:frame></text:p>
      <text:p text:style-name="P9"><draw:frame draw:style-name="fr2" draw:name="Image48" text:anchor-type="char" svg:x="2.016cm" svg:y="0.071cm" svg:width="12.488cm" svg:height="1.762cm" draw:z-index="44"><draw:image xlink:href="Pictures/10000001000002A900000020380CC24AE501ADC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23" text:anchor-type="char" svg:x="0cm" svg:y="0.215cm" svg:width="17cm" svg:height="0.926cm" draw:z-index="22"><draw:image xlink:href="Pictures/100000010000035E0000002F1857BFE79643B4B7.png" xlink:type="simple" xlink:show="embed" xlink:actuate="onLoad" draw:mime-type="image/png"/></draw:frame></text:p>
      <text:p text:style-name="P5"><draw:frame draw:style-name="fr2" draw:name="Image51" text:anchor-type="char" svg:x="0.21cm" svg:y="0.462cm" svg:width="16.484cm" svg:height="0.714cm" draw:z-index="47"><draw:image xlink:href="Pictures/10000001000002A90000001B1610EF72D6E4105E.png" xlink:type="simple" xlink:show="embed" xlink:actuate="onLoad" draw:mime-type="image/png"/></draw:frame></text:p>
      <text:p text:style-name="P5"><draw:frame draw:style-name="fr2" draw:name="Image50" text:anchor-type="char" svg:x="0.684cm" svg:y="0.33cm" svg:width="15.822cm" svg:height="10.107cm" draw:z-index="46"><draw:image xlink:href="Pictures/10000001000002560000017EBD129729CB8EBFB2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10"><draw:frame draw:style-name="fr2" draw:name="Image24" text:anchor-type="char" svg:x="0.215cm" svg:y="0.293cm" svg:width="17cm" svg:height="0.926cm" draw:z-index="23"><draw:image xlink:href="Pictures/100000010000035E0000002F41A84614B16C0678.png" xlink:type="simple" xlink:show="embed" xlink:actuate="onLoad" draw:mime-type="image/png"/></draw:frame></text:p>
      <text:p text:style-name="P10"/>
      <text:p text:style-name="P6"/>
      <text:p text:style-name="P5"><draw:frame draw:style-name="fr2" draw:name="Image52" text:anchor-type="char" svg:x="0.572cm" svg:y="0.238cm" svg:width="16.484cm" svg:height="7.62cm" draw:z-index="48"><draw:image xlink:href="Pictures/100000010000026F00000120A9F7E57A747D1AC1.png" xlink:type="simple" xlink:show="embed" xlink:actuate="onLoad" draw:mime-type="image/png"/></draw:frame></text:p>
      <text:p text:style-name="P5"/>
      <text:p text:style-name="P5"/>
      <text:p text:style-name="P11"><draw:frame draw:style-name="fr1" draw:name="Image25" text:anchor-type="char" svg:width="17cm" svg:height="0.926cm" draw:z-index="24"><draw:image xlink:href="Pictures/100000010000035E0000002F576909C7F00F5001.png" xlink:type="simple" xlink:show="embed" xlink:actuate="onLoad" draw:mime-type="image/png"/></draw:frame><text:soft-page-break/></text:p>
      <text:p text:style-name="P11"/>
      <text:p text:style-name="P11"/>
      <text:p text:style-name="P11"><draw:frame draw:style-name="fr3" draw:name="Image53" text:anchor-type="char" svg:width="16.484cm" svg:height="7.62cm" draw:z-index="49"><draw:image xlink:href="Pictures/100000010000026F000001201AEB3AAD1F5798B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><draw:frame draw:style-name="fr2" draw:name="Image26" text:anchor-type="char" svg:x="0cm" svg:y="0.049cm" svg:width="17cm" svg:height="0.926cm" draw:z-index="25"><draw:image xlink:href="Pictures/100000010000035E0000002FE3BCA4FD3C746AD8.png" xlink:type="simple" xlink:show="embed" xlink:actuate="onLoad" draw:mime-type="image/png"/></draw:frame><draw:frame draw:style-name="fr2" draw:name="Image54" text:anchor-type="char" svg:x="0.841cm" svg:y="1.36cm" svg:width="15.849cm" svg:height="8.652cm" draw:z-index="50"><draw:image xlink:href="Pictures/1000000100000257000001474AF60FC5F8452143.png" xlink:type="simple" xlink:show="embed" xlink:actuate="onLoad" draw:mime-type="image/png"/></draw:frame></text:p>
      <text:p text:style-name="P7"/>
      <text:p text:style-name="P11"><draw:frame draw:style-name="fr2" draw:name="Image27" text:anchor-type="char" svg:x="0.097cm" svg:y="0.014cm" svg:width="17cm" svg:height="0.926cm" draw:z-index="26"><draw:image xlink:href="Pictures/100000010000035E0000002F22A8F8F38189DAF5.png" xlink:type="simple" xlink:show="embed" xlink:actuate="onLoad" draw:mime-type="image/png"/></draw:frame><text:soft-page-break/></text:p>
      <text:p text:style-name="P11"/>
      <text:p text:style-name="P11"><draw:frame draw:style-name="fr3" draw:name="Image55" text:anchor-type="char" svg:width="15.849cm" svg:height="8.652cm" draw:z-index="51"><draw:image xlink:href="Pictures/100000010000025700000147314F4DB0E54F0FF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28" text:anchor-type="char" svg:x="0.145cm" svg:y="0.228cm" svg:width="17cm" svg:height="0.926cm" draw:z-index="27"><draw:image xlink:href="Pictures/100000010000035E0000002FBC8D71BB581254BD.png" xlink:type="simple" xlink:show="embed" xlink:actuate="onLoad" draw:mime-type="image/png"/></draw:frame><draw:frame draw:style-name="fr2" draw:name="Image56" text:anchor-type="char" svg:x="0.36cm" svg:y="1.469cm" svg:width="15.849cm" svg:height="2.143cm" draw:z-index="52"><draw:image xlink:href="Pictures/1000000100000257000000517C1D428C7138C0C1.png" xlink:type="simple" xlink:show="embed" xlink:actuate="onLoad" draw:mime-type="image/png"/></draw:frame></text:p>
      <text:p text:style-name="P11"><draw:frame draw:style-name="fr2" draw:name="Image29" text:anchor-type="char" svg:x="0.265cm" svg:y="0.416cm" svg:width="17cm" svg:height="0.926cm" draw:z-index="28"><draw:image xlink:href="Pictures/100000010000035E0000002F085BB3570F55027C.png" xlink:type="simple" xlink:show="embed" xlink:actuate="onLoad" draw:mime-type="image/png"/></draw:frame></text:p>
      <text:p text:style-name="P7"><draw:frame draw:style-name="fr2" draw:name="Image57" text:anchor-type="char" svg:x="0.792cm" svg:y="0.337cm" svg:width="14.79cm" svg:height="1.588cm" draw:z-index="53"><draw:image xlink:href="Pictures/100000010000022F0000003C14F9BC11D01868B6.png" xlink:type="simple" xlink:show="embed" xlink:actuate="onLoad" draw:mime-type="image/png"/></draw:frame></text:p>
      <text:p text:style-name="P7"/>
      <text:p text:style-name="P7"><draw:frame draw:style-name="fr2" draw:name="Image30" text:anchor-type="char" svg:x="0cm" svg:y="0.049cm" svg:width="17cm" svg:height="0.926cm" draw:z-index="29"><draw:image xlink:href="Pictures/100000010000035E0000002F1F3BE9E75BE5E6C5.png" xlink:type="simple" xlink:show="embed" xlink:actuate="onLoad" draw:mime-type="image/png"/></draw:frame></text:p>
      <text:p text:style-name="P7"><draw:frame draw:style-name="fr2" draw:name="Image58" text:anchor-type="char" svg:x="0.649cm" svg:y="0.127cm" svg:width="14.79cm" svg:height="1.588cm" draw:z-index="54"><draw:image xlink:href="Pictures/100000010000022F0000003CB598CE2E385BFF0D.png" xlink:type="simple" xlink:show="embed" xlink:actuate="onLoad" draw:mime-type="image/png"/></draw:frame></text:p>
      <text:p text:style-name="P7"><draw:frame draw:style-name="fr2" draw:name="Image31" text:anchor-type="char" svg:x="0.072cm" svg:y="0.235cm" svg:width="17cm" svg:height="0.926cm" draw:z-index="30"><draw:image xlink:href="Pictures/100000010000035E0000002F749DED27757D0DA7.png" xlink:type="simple" xlink:show="embed" xlink:actuate="onLoad" draw:mime-type="image/png"/></draw:frame><text:soft-page-break/></text:p>
      <text:p text:style-name="P7"><draw:frame draw:style-name="fr2" draw:name="Image59" text:anchor-type="char" svg:x="0.168cm" svg:y="0.065cm" svg:width="17cm" svg:height="3.875cm" draw:z-index="55"><draw:image xlink:href="Pictures/10000001000002CB000000A30974161B02901EF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61" text:anchor-type="char" svg:x="0cm" svg:y="1.773cm" svg:width="17cm" svg:height="6.055cm" draw:z-index="57"><draw:image xlink:href="Pictures/100000010000029C000000EE6809A29699B1384B.png" xlink:type="simple" xlink:show="embed" xlink:actuate="onLoad" draw:mime-type="image/png"/></draw:frame><draw:frame draw:style-name="fr2" draw:name="Image32" text:anchor-type="char" svg:x="-0.265cm" svg:y="0.319cm" svg:width="17cm" svg:height="0.926cm" draw:z-index="59"><draw:image xlink:href="Pictures/100000010000035E0000002F68C249BC0A882594.png" xlink:type="simple" xlink:show="embed" xlink:actuate="onLoad" draw:mime-type="image/png"/></draw:frame></text:p>
      <text:p text:style-name="P13"/>
      <text:p text:style-name="P8"/>
      <text:p text:style-name="P8"/>
      <text:p text:style-name="P12"/>
      <text:p text:style-name="P12"/>
      <text:p text:style-name="P12"><draw:frame draw:style-name="fr1" draw:name="Image33" text:anchor-type="char" svg:width="17cm" svg:height="0.926cm" draw:z-index="31"><draw:image xlink:href="Pictures/100000010000035E0000002F5AAB12103306E224.png" xlink:type="simple" xlink:show="embed" xlink:actuate="onLoad" draw:mime-type="image/png"/></draw:frame></text:p>
      <text:p text:style-name="P13"><draw:frame draw:style-name="fr1" draw:name="Image60" text:anchor-type="char" svg:width="17cm" svg:height="3.23cm" draw:z-index="56"><draw:image xlink:href="Pictures/10000001000002AC000000828D2F5CC1E39747AD.png" xlink:type="simple" xlink:show="embed" xlink:actuate="onLoad" draw:mime-type="image/png"/></draw:frame><text:soft-page-break/></text:p>
      <text:p text:style-name="P13"/>
      <text:p text:style-name="P13"><draw:frame draw:style-name="fr2" draw:name="Image34" text:anchor-type="char" svg:x="0.217cm" svg:y="0.217cm" svg:width="17cm" svg:height="0.926cm" draw:z-index="32"><draw:image xlink:href="Pictures/100000010000035E0000002F111EC9A82F2CDD3C.png" xlink:type="simple" xlink:show="embed" xlink:actuate="onLoad" draw:mime-type="image/png"/></draw:frame></text:p>
      <text:p text:style-name="P13"><draw:frame draw:style-name="fr1" draw:name="Image62" text:anchor-type="char" svg:width="17cm" svg:height="2.607cm" draw:z-index="58"><draw:image xlink:href="Pictures/10000001000002DA00000070C52174509FB81383.png" xlink:type="simple" xlink:show="embed" xlink:actuate="onLoad" draw:mime-type="image/png"/></draw:frame></text:p>
      <text:p text:style-name="P13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01:50.085046024</meta:creation-date>
    <dc:date>2023-12-23T16:00:53.222293992</dc:date>
    <meta:editing-duration>PT10M55S</meta:editing-duration>
    <meta:editing-cycles>2</meta:editing-cycles>
    <meta:generator>LibreOffice/7.3.7.2$Linux_X86_64 LibreOffice_project/30$Build-2</meta:generator>
    <meta:document-statistic meta:table-count="0" meta:image-count="60" meta:object-count="0" meta:page-count="11" meta:paragraph-count="2" meta:word-count="3" meta:character-count="14" meta:non-whitespace-character-count="13"/>
  </office:meta>
</office:document-meta>
</file>